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141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141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=007163</text:p>
      <text:p text:style-name="P1">SEE LOG FOR "Act 6 Intermission 3 Part 1" IN GAMES FOLDER</text:p>
      <text:p text:style-name="P1">_</text:p>
      <text:p text:style-name="P1">2. =007298</text:p>
      <text:p text:style-name="P1">SEE LOG FOR "Act 6 Intermission 3 Part 3" IN GAMES FOLDER</text:p>
      <text:p text:style-name="P1">_</text:p>
      <text:p text:style-name="P1">3. MINISTRIFE: =007327</text:p>
      <text:p text:style-name="P1">What? No+, this isn't a co+stume. It's just what I was wearing. I came o+ver here to+ see what all the co+mmo+tio+n was abo+ut.</text:p>
      <text:p text:style-name="P1">Uh... sure. So+ this is a party? So+unds like fun!</text:p>
      <text:p text:style-name="P1">Ho+russ, yo+ur o+utfit lo+o+ks nice, but so+rry to+ say it was a false alarm. It's no+t a co+stume party.</text:p>
      <text:p text:style-name="P1">Ah. Go+tcha. Hey guys, can I be o+n the o+ther team?</text:p>
      <text:p text:style-name="P1">I saw the cro+wd fro+m way o+ver there. Acco+rding to+ peo+ple o+n the cusp, this is so+me so+rt o+f co+stume party?</text:p>
      <text:p text:style-name="P1">Sho+o+sh!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4" meta:word-count="120" meta:character-count="618"/>
    <meta:generator>OpenOffice/4.1.2$Win32 OpenOffice.org_project/412m3$Build-9782</meta:generator>
  </office:meta>
</office:document-meta>
</file>